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0f298" officeooo:paragraph-rsid="0010f298" style:font-size-asian="12.25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4pt" officeooo:rsid="0010f298" officeooo:paragraph-rsid="0010f298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10f298" officeooo:paragraph-rsid="0010f298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0f298" officeooo:paragraph-rsid="0010f29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2b055" officeooo:paragraph-rsid="0012b05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2b055" officeooo:paragraph-rsid="0012b05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0f298" officeooo:paragraph-rsid="0010f298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font-weight="normal" officeooo:rsid="0010f298" officeooo:paragraph-rsid="0010f29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0f298" officeooo:paragraph-rsid="0012b05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2b055" officeooo:paragraph-rsid="0012b05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2b055" officeooo:paragraph-rsid="0012b05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0f298" officeooo:paragraph-rsid="0010f298" style:font-size-asian="10.5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2pt" officeooo:rsid="0010f298" officeooo:paragraph-rsid="0010f29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Бюджетное профессиональное образование учреждение Вологодской области </text:p>
      <text:p text:style-name="P12">«Череповецкий лесомеханический техникум им. В.П. Чкалова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рактическая работа</text:p>
      <text:p text:style-name="P4">«<text:span text:style-name="T1">Smart To-Do List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 text:c="16"/>Выполнили студентки группы ИС-22</text:p>
      <text:p text:style-name="P13">Нагель Н., Кравцова Р.</text:p>
      <text:p text:style-name="P13">Проверил: Лебедев М.А.</text:p>
      <text:p text:style-name="P4"><text:soft-page-break/>Введение</text:p>
      <text:p text:style-name="P7"><text:tab/>В эпоху цифровой трансформации управление информации становиться критически важным для повышения личной и профессиональной продуктивности. Традиционные методы ведения заметок — бумажные блокноты или простые текстовые файлы — часто приводят к потере данных, отсутствие синхронизации между устройствами и трудностям в поиске информации. Приложение «Заметки» решает эти проблемы, предлагая современное решение для создания, организации и хранения заметок с использованием мобильных технологий, облачных сервисов и интуитивного интерфейса. Актуальность проекта обусловлена ростом спроса на инструменты <text:span text:style-name="T1">productivity </text:span><text:span text:style-name="T2">в условиях удаленной работы, обучения и повседневной жизни, где пользователи нуждаются в быстром доступе к идеям, спискам задач и напоминаниям.</text:span></text:p>
      <text:p text:style-name="P7"><text:tab/>Целью проекта является разработка кросс платформенного приложения «Заметки», которое обеспечивает удобное управление заметками, включая функции поиска, тегирования, синхронизации и шифрования данных. Приложение будет построено на базе технологий, таких как <text:span text:style-name="T1">React Native </text:span><text:span text:style-name="T2">для облачного хранения и </text:span><text:span text:style-name="T1">SQLite </text:span><text:span text:style-name="T2">для локальной базы данных, что обеспечит высокую производительность и безопасность.</text:span></text:p>
      <text:p text:style-name="P7"><text:tab/>Задачи проекта включают:</text:p>
      <text:list text:style-name="L1">
        <text:list-item>
          <text:p text:style-name="P8">Анализ требований: изучение потребностей пользователей (личные заметки, деловые записи, образовательные материалы) и выявление ключевых <text:s/>функций (создание, редактирование, поиск).</text:p>
        </text:list-item>
        <text:list-item>
          <text:p text:style-name="P8">Проектирование и моделирование: разработка <text:span text:style-name="T1">UI/UX – </text:span><text:span text:style-name="T2">дизайна, архитектуры приложения и бизнес-процессов (добавление заметки, синхронизация, экспорт)</text:span></text:p>
        </text:list-item>
        <text:list-item>
          <text:p text:style-name="P8">Разборка и тестирование: создание прототипа с учетом совместимости с <text:span text:style-name="T1">Android </text:span><text:span text:style-name="T2">и </text:span><text:span text:style-name="T1">iOS, </text:span><text:span text:style-name="T2">тестирование на функциональность и производительность.</text:span></text:p>
        </text:list-item>
        <text:list-item>
          <text:p text:style-name="P8"><text:soft-page-break/>Внедрение и поддержка: выпуск приложения в магазинах (<text:span text:style-name="T1">Google Play, App Store) </text:span><text:span text:style-name="T2">и обеспечение обновлений для исправления багов и добавления новых функций.</text:span></text:p>
        </text:list-item>
      </text:list>
      <text:p text:style-name="P7">Область применения охватывает широкий круг пользователей: студентов для конспектов лекций, профессионалов для управления задачами и проектов, а также обычных людей для личных записей.</text:p>
      <text:p text:style-name="P7"><text:tab/>Предполагаемые результаты включают повышение продуктивности на 50% за счет быстрого доступа к информации, снижение риска потери данных благодаря облачной синхронизации и улучшение пользовательского опыта через персонализированный интерфейс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5"><text:soft-page-break/>Вывод</text:p>
      <text:p text:style-name="P11"><text:tab/>Проект по разработке приложения «Заметки» успешно завершен, охватив все этапы от анализа требований до внедрения. Было создано кросс платформенное приложение на базе <text:span text:style-name="T1">React Native, </text:span>интегрированное с <text:span text:style-name="T1">Firebase </text:span>для облачной синхронизации и <text:span text:style-name="T1">SQLite </text:span>для локального хранения, обеспечивающее функции создания, редактирования, поиска и тегрирования заметок.</text:p>
      <text:p text:style-name="P11"><text:tab/>Основные достижения включают разработку интуитивного <text:span text:style-name="T1">UI/UX-</text:span>дизайна, поддержку <text:span text:style-name="T1">Android </text:span>и <text:span text:style-name="T1">iOS, </text:span>а также механизмы шифрования для защиты данных. Тестирование подтвердило высокую производительность и совместимость с выпуском в <text:span text:style-name="T1">Google </text:span>и <text:span text:style-name="T1">App Store.</text:span></text:p>
      <text:p text:style-name="P6"><text:tab/><text:span text:style-name="T3">Результаты проекта способствуют повышению личной и профессиональной продуктивности пользователей на 50%, снижению риска потери данных и улучшению доступа информации. Приложение подходит для широкой аудитории: студентов, профессионалов и обычных пользователей.</text:span>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2:17:58.083000000</meta:creation-date>
    <dc:date>2025-10-01T14:03:25.893000000</dc:date>
    <meta:editing-duration>PT1H45M28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21" meta:word-count="395" meta:character-count="3328" meta:non-whitespace-character-count="2930"/>
  </office:meta>
</office:document-meta>
</file>